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margin-top="0.0835in" fo:margin-bottom="0.1665in" fo:text-align="center">
        <style:tab-stops>
          <style:tab-stop style:position="4.6272in"/>
        </style:tab-stops>
      </style:paragraph-properties>
      <style:text-properties style:font-name="Arial" fo:font-size="11.0pt"/>
    </style:style>
    <style:style style:name="P2" style:family="paragraph" style:parent-style-name="Standard">
      <style:paragraph-properties fo:margin-bottom="0.0835in" fo:text-align="justify"/>
      <style:text-properties style:font-name="Arial" fo:font-size="13.0pt"/>
    </style:style>
    <style:style style:name="P3" style:family="paragraph" style:parent-style-name="Standard">
      <style:paragraph-properties fo:text-align="center"/>
      <style:text-properties style:font-name="Arial" fo:font-size="12.0pt"/>
    </style:style>
    <style:style style:name="P4" style:family="paragraph" style:parent-style-name="Standard">
      <style:paragraph-properties fo:text-align="center"/>
      <style:text-properties style:font-name="Arial" fo:font-size="10.0pt"/>
    </style:style>
    <style:style style:name="P5" style:family="paragraph" style:parent-style-name="Standard">
      <style:paragraph-properties fo:margin-top="0.0835in" fo:margin-bottom="0.0835in" fo:text-align="center"/>
      <style:text-properties style:font-name="Arial" fo:font-size="12.0pt"/>
    </style:style>
    <style:style style:name="P6" style:family="paragraph" style:parent-style-name="Standard">
      <style:paragraph-properties fo:margin-top="0.0835in" fo:margin-bottom="0.0835in"/>
      <style:text-properties style:font-name="Arial" fo:font-size="11.0pt"/>
    </style:style>
    <style:style style:name="P7" style:family="paragraph" style:parent-style-name="Standard">
      <style:text-properties style:font-name="Arial" fo:font-size="12.0pt"/>
    </style:style>
    <style:style style:name="P8" style:family="paragraph" style:parent-style-name="Standard">
      <style:text-properties style:font-name="Arial" fo:font-size="11.0pt"/>
    </style:style>
    <style:style style:name="P9" style:family="paragraph" style:parent-style-name="Standard">
      <style:paragraph-properties fo:text-align="justify"/>
      <style:text-properties style:font-name="Arial" fo:font-size="12.0pt"/>
    </style:style>
    <style:style style:name="P10" style:family="paragraph" style:parent-style-name="Standard">
      <style:paragraph-properties fo:text-align="justify"/>
      <style:text-properties style:font-name="Arial" fo:font-size="11.0pt" fo:color="#ff0000"/>
    </style:style>
    <style:style style:name="P11" style:family="paragraph" style:parent-style-name="Standard">
      <style:paragraph-properties fo:text-align="justify"/>
      <style:text-properties style:font-name="Arial" fo:font-size="11.0pt"/>
    </style:style>
    <style:style style:name="P12" style:family="paragraph" style:parent-style-name="Standard">
      <style:text-properties style:font-name="Arial" fo:font-size="12.0pt" fo:color="#ff0000"/>
    </style:style>
    <style:style style:name="P13" style:family="paragraph" style:parent-style-name="Standard">
      <style:text-properties style:font-name="Times New Roman" fo:font-size="9.0pt"/>
    </style:style>
    <style:style style:name="P14" style:family="paragraph" style:parent-style-name="Standard">
      <style:text-properties style:font-name="Times New Roman" fo:font-size="9.0pt" fo:color="#ff0000"/>
    </style:style>
    <style:style style:name="P15" style:family="paragraph" style:parent-style-name="Standard">
      <style:paragraph-properties fo:text-align="justify"/>
      <style:text-properties style:font-name="Arial" fo:font-size="9.0pt"/>
    </style:style>
    <style:style style:name="P16" style:family="paragraph" style:parent-style-name="Standard">
      <style:paragraph-properties fo:margin-bottom="0.1665in" fo:text-align="justify"/>
      <style:text-properties style:font-name="Arial" fo:font-size="13.0pt"/>
    </style:style>
    <style:style style:name="P17" style:family="paragraph" style:parent-style-name="Standard">
      <style:paragraph-properties fo:margin-bottom="0.1665in" fo:text-align="justify"/>
      <style:text-properties style:font-name="Arial" fo:font-size="12.0pt"/>
    </style:style>
    <style:style style:name="P18" style:family="paragraph" style:parent-style-name="Standard">
      <style:paragraph-properties fo:margin-bottom="0.1665in" fo:margin-left="0.5000in" fo:text-align="justify" fo:text-indent="-0.5000in">
        <style:tab-stops>
          <style:tab-stop style:position="0.1528in"/>
          <style:tab-stop style:position="0.5000in"/>
        </style:tab-stops>
      </style:paragraph-properties>
      <style:text-properties style:font-name="Arial" fo:font-size="12.0pt"/>
    </style:style>
    <style:style style:name="T1" style:family="text">
      <style:text-properties fo:font-weight="bold" fo:font-weight-asian="bold" fo:font-weight-complex="bold"/>
    </style:style>
    <style:style style:name="T2" style:family="text">
      <style:text-properties fo:font-weight="bold" fo:font-weight-asian="bold" fo:font-weight-complex="bold" fo:color="#000000"/>
    </style:style>
    <style:style style:name="T3" style:family="text">
      <style:text-properties fo:font-size="11.0pt" fo:font-size-asian="11.0pt" fo:font-size-complex="11.0pt" fo:font-weight="bold" fo:font-weight-asian="bold" fo:font-weight-complex="bold"/>
    </style:style>
    <style:style style:name="T4" style:family="text">
      <style:text-properties fo:font-size="11.0pt" fo:font-size-asian="11.0pt" fo:font-size-complex="11.0pt" fo:font-weight="bold" fo:font-weight-asian="bold" fo:font-weight-complex="bold" fo:color="#ff0000"/>
    </style:style>
    <style:style style:name="T5" style:family="text">
      <style:text-properties fo:font-size="11.0pt" fo:font-size-asian="11.0pt" fo:font-size-complex="11.0pt" fo:font-weight="bold" fo:font-weight-asian="bold" fo:font-weight-complex="bold" fo:color="#000000"/>
    </style:style>
    <style:style style:name="T6" style:family="text">
      <style:text-properties fo:font-weight="bold" fo:font-weight-asian="bold" fo:font-weight-complex="bold" fo:color="#ff0000"/>
    </style:style>
    <style:style style:name="T7" style:family="text">
      <style:text-properties fo:color="#ff0000"/>
    </style:style>
    <style:style style:name="T8" style:family="text">
      <style:text-properties fo:font-size="12.0pt" fo:font-size-asian="12.0pt" fo:font-size-complex="12.0pt" fo:font-weight="bold" fo:font-weight-asian="bold" fo:font-weight-complex="bold"/>
    </style:style>
    <style:style style:name="T9" style:family="text">
      <style:text-properties fo:font-style="italic" fo:font-style-asian="italic" fo:font-style-complex="italic"/>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ANNEXE III - Épreuve E4 conception et maintenance de solutions informatiques</text:span></text:p>
      <text:p text:style-name="P2"><text:span text:style-name="T1">III.1 : fiche de présentation d’une situation professionnelle (modèle)</text:span></text:p>
      <table:table table:name="Table1" table:style-name="Table1">
        <table:table-column table:style-name="TableColumn1"/>
        <table:table-column table:style-name="TableColumn1"/>
        <table:table-column table:style-name="TableColumn1"/>
        <table:table-row>
          <table:table-cell table:style-name="TableCell1">
            <text:p text:style-name="P3"><text:span text:style-name="T1">BTS Services informatiques aux organisations</text:span></text:p>
            <text:p text:style-name="P3"><text:span text:style-name="T1">Session 20..</text:span></text:p>
          </table:table-cell>
        </table:table-row>
        <table:table-row>
          <table:table-cell table:style-name="TableCell1">
            <text:p text:style-name="P3"><text:span text:style-name="T1">E4 – Conception et maintenance de solutions informatiques </text:span></text:p>
            <text:p text:style-name="P4"><text:span text:style-name="T1">Coefficient 4</text:span></text:p>
          </table:table-cell>
        </table:table-row>
        <table:table-row>
          <table:table-cell table:style-name="TableCell1">
            <text:p text:style-name="P5"><text:span text:style-name="T1">DESCRIPTION D’UNE SITUATION PROFESSIONNELLE</text:span></text:p>
          </table:table-cell>
        </table:table-row>
        <table:table-row>
          <table:table-cell table:style-name="TableCell1">
            <text:p text:style-name="P6"><text:span text:style-name="T1">Épreuve ponctuelle <text:s text:c="3"/></text:span></text:p>
          </table:table-cell>
          <table:table-cell table:style-name="TableCell1">
            <text:p text:style-name="P6"><text:span text:style-name="T1">Contrôle en cours de formation <text:s text:c="2"/></text:span></text:p>
          </table:table-cell>
        </table:table-row>
        <table:table-row>
          <table:table-cell table:style-name="TableCell1">
            <text:p text:style-name="P6"><text:span text:style-name="T1"><text:s text:c="5"/></text:span></text:p>
          </table:table-cell>
          <table:table-cell table:style-name="TableCell1">
            <text:p text:style-name="P6"><text:span text:style-name="T1">PARCOURS : </text:span><text:span text:style-name="T2">SLAM</text:span></text:p>
          </table:table-cell>
        </table:table-row>
        <table:table-row>
          <table:table-cell table:style-name="TableCell1">
            <text:p text:style-name="P7"><text:span text:style-name="T1">NOM et prénom du candidat</text:span><text:span text:style-name="T3">1 :</text:span><text:span text:style-name="T4"><text:s/></text:span><text:span text:style-name="T5">Pierre BORROMEE</text:span></text:p>
          </table:table-cell>
          <table:table-cell table:style-name="TableCell1">
            <text:p text:style-name="P8"><text:span text:style-name="T1">N° candidat2 : </text:span><text:span text:style-name="T6">XXXXX</text:span></text:p>
          </table:table-cell>
        </table:table-row>
        <table:table-row>
          <table:table-cell table:style-name="TableCell1">
            <text:p text:style-name="P9"><text:span text:style-name="T1">Contexte de la situation professionnelle3 :</text:span></text:p>
            <text:p text:style-name="P10">Le cabinet d’ergothérapie de Brignoles possède un site vitrine obsolète créer à l’aide d’un CMS, permettant de délivrer des informations sur les services que propose le cabinet « Ergo-Brignoles ». Le cabinet souhaiterait un nouveau site vitrine en langage web en y intégrant une interface permettant la gestion des adhérents, afin d’avoir une meilleur organisation ainsi que la totalité des renseignement <text:s/>sur les adhérents. </text:p>
            <text:p text:style-name="P10">Il a été conclu que le site soit renouveler et que l’interface de gestion des adhérents permette de stocker les renseignements requis.</text:p>
          </table:table-cell>
        </table:table-row>
        <table:table-row>
          <table:table-cell table:style-name="TableCell1">
            <text:p text:style-name="P9"><text:span text:style-name="T1">Intitulé de la situation professionnelle :</text:span></text:p>
            <text:p text:style-name="P9"><text:span text:style-name="T1">Création du site </text:span></text:p>
            <text:p text:style-name="P10">Création du site et de l’interface de gestion des adhérents. </text:p>
          </table:table-cell>
        </table:table-row>
        <table:table-row>
          <table:table-cell table:style-name="TableCell1">
            <text:p text:style-name="P9"><text:span text:style-name="T1">Période de réalisation : <text:s text:c="42"/>Lieu : EFREITECH</text:span></text:p>
            <text:p text:style-name="P9"><text:span text:style-name="T1">Modalité : <text:s text:c="44"/></text:span><text:span text:style-name="T6"><text:s text:c="2"/></text:span><text:span text:style-name="T7">En équipe</text:span></text:p>
          </table:table-cell>
        </table:table-row>
        <table:table-row>
          <table:table-cell table:style-name="TableCell1">
            <text:p text:style-name="P11"><text:span text:style-name="T8">Conditions de réalisation4 </text:span><text:span text:style-name="T1">(ressources fournies, résultats attendus)</text:span></text:p>
            <text:p text:style-name="P10">Ressources : cahier des charges, fiche du projet.</text:p>
            <text:p text:style-name="P10">Résultats attendus : </text:p>
            <text:p text:style-name="P10">Le site doit permettre :</text:p>
            <text:p text:style-name="P10">● aux médecin de s'identifier</text:p>
            <text:p text:style-name="P10">● aux médecin de changer de mot de passe</text:p>
            <text:p text:style-name="P10">● aux médecin de prendre connaissance et modifier les informations de ses adhérents</text:p>
            <text:p text:style-name="P10">● aux adhérents de pouvoir contacter le cabinet</text:p>
            <text:p text:style-name="P10">● aux adhérents de prendre connaissance des prestations et des services disponibles</text:p>
          </table:table-cell>
        </table:table-row>
        <table:table-row>
          <table:table-cell table:style-name="TableCell1">
            <text:p text:style-name="P7"><text:span text:style-name="T1">Productions associées</text:span></text:p>
            <text:p text:style-name="P12">Site web opérationnelle (Base de données + site)</text:p>
            <text:p text:style-name="P12">Codes sources</text:p>
            <text:p text:style-name="P12">Documentation technique </text:p>
          </table:table-cell>
        </table:table-row>
        <table:table-row>
          <table:table-cell table:style-name="TableCell1">
            <text:p text:style-name="P9"><text:span text:style-name="T1">Modalités d’accès aux productions</text:span></text:p>
            <text:p text:style-name="P13"><text:span text:style-name="T9">Il s’agit, par exemple, des identifiants, mots de passe, URL d’un espace de stockage et de la présentation de l’organisation du stockage.</text:span></text:p>
            <text:p text:style-name="P14">Les productions sont accessibles depuis : XXXXX</text:p>
            <text:p text:style-name="P7"/>
          </table:table-cell>
        </table:table-row>
        <table:table-row>
          <table:table-cell table:style-name="TableCell1">
            <text:p text:style-name="P15"><text:span text:style-name="T1">Présenter au verso une description détaillée de la situation professionnelle retenue et des productions réalisées en mettant en évidence la démarche suivie, les méthodes et les techniques utilisées.</text:span></text:p>
          </table:table-cell>
        </table:table-row>
      </table:table>
      <text:p text:style-name="P16"/>
      <text:p text:style-name="P16"><text:span text:style-name="T1">I Présentation de la situation professionnelle</text:span></text:p>
      <text:p text:style-name="P17">Le cabinet d’ergothérapie d’« Ergo-Brignoles », possède un grand nombre d’adhérents, afin de pouvoir les informés sur la profession d’ergothérapeute ainsi que les services et tarifs proposé. Le médecin souhaite disposer d’un nouveau site structuré permettant de les informer et avoir une interface de gestion des adhérents. Permettant au médecin de pouvoir enregistrer la totalité des dossiers de chacun des adhérents.</text:p>
      <text:p text:style-name="P16"><text:span text:style-name="T1">II Description de l'environnement de réalisation</text:span></text:p>
      <text:p text:style-name="P17"><text:tab/>Environnement de développement</text:p>
      <text:p text:style-name="P17">Utilisation de « Sublime Text » en utilisant le langage web ( HTML, CSS, PHP, JavaScript ). GitHub a été utilisé pour coordonner l'équipe et partager les documents produits. Git a été utilisé pour sauvegarder et synchroniser les données.</text:p>
      <text:p text:style-name="P17">La base de données a été gérée par MySql.</text:p>
      <text:p text:style-name="P17"><text:tab/>Environnement de production </text:p>
      <text:p text:style-name="P17">Le serveur MySql de production fonctionne sur une machine Mac OSX.</text:p>
      <text:p text:style-name="P17">L'application cliente tourne sur une machine Windows avec un framework .NET version 3.5 et supérieure.</text:p>
      <text:p text:style-name="P16"><text:span text:style-name="T1">III Productions réalisées</text:span></text:p>
      <text:p text:style-name="P17">Notre travail a consisté à :</text:p>
      <text:list text:style-name="L1">
        <text:list-item>
          <text:p text:style-name="P18">analyser l'impact de la demande sur la structure de la base de données ;</text:p>
        </text:list-item>
        <text:list-item>
          <text:p text:style-name="P18">mettre en œuvre les demandes (identification, modification de mot de passe, etc.) ;</text:p>
        </text:list-item>
        <text:list-item>
          <text:p text:style-name="P18">tester les réalisations et les mettre en production ;</text:p>
        </text:list-item>
        <text:list-item>
          <text:p text:style-name="P18">mettre à jour la documentation techniqu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81</meta:generator>
  </office:meta>
</office:document-meta>
</file>